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1000001F417955B57.png" manifest:media-type="image/png"/>
  <manifest:file-entry manifest:full-path="Pictures/10000001000001D20000013DBC92348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5.533cm" style:writing-mode="lr-tb" loext:decorative="false"/>
      <style:paragraph-properties style:writing-mode="lr-tb"/>
    </style:style>
    <style:style style:name="gr2" style:family="graphic" style:parent-style-name="standard">
      <style:graphic-properties draw:marker-start="Arrowheads_20_1" draw:marker-start-width="0.3cm" draw:marker-end="Arrowheads_20_2" draw:marker-end-width="0.3cm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72cm" fo:min-width="2.643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9.592cm" fo:min-width="9.342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9.593cm" fo:min-width="9.029cm" loext:decorative="false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8" style:family="graphic" style:parent-style-name="standard">
      <style:graphic-properties draw:stroke="none" dr3d:vertical-segments="16" dr3d:close-front="true" dr3d:close-back="tru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973cm" fo:min-width="3.628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44cm" fo:min-width="6.48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26cm" fo:min-width="6.485cm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4" style:family="paragraph">
      <style:paragraph-properties fo:text-align="center" style:text-autospace="none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style:font-name="Monospace" fo:font-size="10pt" fo:font-style="normal" fo:text-shadow="none" style:text-underline-style="solid" style:text-underline-width="auto" style:text-underline-color="font-color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33cm" svg:height="2.858cm" draw:transform="skewX (0.00244346095279206) translate (1.952cm 1.952cm)">
          <text:p text:style-name="P1">Client</text:p>
          <text:p text:style-name="P1">----------------</text:p>
          <text:p text:style-name="P1">Angul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33cm" svg:height="2.858cm" svg:x="12.429cm" svg:y="1.952cm">
          <text:p text:style-name="P1">Server</text:p>
          <text:p text:style-name="P1">--------------------</text:p>
          <text:p text:style-name="P1">Jav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3.222cm" svg:x2="12.112cm" svg:y2="3.222cm">
          <text:p/>
        </draw:line>
        <draw:line draw:style-name="gr2" draw:text-style-name="P2" draw:layer="layout" svg:x1="9.572cm" svg:y1="22.917cm" svg:x2="11.477cm" svg:y2="22.898cm">
          <text:p/>
        </draw:line>
        <draw:custom-shape draw:style-name="gr3" draw:text-style-name="P1" draw:layer="layout" svg:width="4.445cm" svg:height="2.858cm" svg:x="7.985cm" svg:y="5.445cm">
          <text:p text:style-name="P1">Example</text:p>
          <text:p text:style-name="P1">------------Boo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763cm" svg:height="2.223cm" svg:x="2.587cm" svg:y="8.619cm"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3cm" svg:height="2.223cm" svg:x="13.064cm" svg:y="8.619cm">
          <text:p text:style-name="P1">Micro Servic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842cm" svg:height="9.842cm" svg:x="1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529cm" svg:height="9.843cm" draw:transform="rotate (0.0106465084371654) translate (10.957cm 11.16cm)">
          <text:p/>
          <draw:enhanced-geometry svg:viewBox="0 0 21600 21600" draw:type="rectangle" draw:enhanced-path="M 0 0 L 21600 0 21600 21600 0 21600 0 0 Z N"/>
        </draw:custom-shape>
        <dr3d:scene draw:style-name="gr7" svg:width="7.303cm" svg:height="3.81cm" svg:x="12.127cm" svg:y="17.05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8" draw:layer="layout" svg:viewBox="0 -5000 2500 10000" svg:d="M0-5000h250 250 500 500 500 250 250v10000h-250-250-500-500-500-250-250z"/>
        </dr3d:scene>
        <draw:custom-shape draw:style-name="gr9" draw:text-style-name="P1" draw:layer="layout" svg:width="4.128cm" svg:height="2.223cm" svg:x="13.835cm" svg:y="17.81cm">
          <text:p text:style-name="P1">Database</text:p>
          <text:p text:style-name="P1">-----------------</text:p>
          <text:p text:style-name="P1">book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985cm" svg:height="3.494cm" svg:x="1.952cm" svg:y="21.637cm">
          <text:p text:style-name="P1"/>
          <text:p text:style-name="P1">books.service.ts</text:p>
          <text:p text:style-name="P1"><text:span text:style-name="T1">HttpClient</text:span></text:p>
          <text:p text:style-name="P3"><text:span text:style-name="T1"/></text:p>
          <text:p text:style-name="P3"><text:span text:style-name="T1">“</text:span><text:span text:style-name="T1">/api/books/...</text:span></text:p>
          <text:p text:style-name="P1"/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985cm" svg:height="3.476cm" svg:x="12.112cm" svg:y="21.654cm">
          <text:p text:style-name="P1"/>
          <text:p text:style-name="P1">BookController.java</text:p>
          <text:p text:style-name="P3"><text:span text:style-name="T1">REST API</text:span></text:p>
          <text:p text:style-name="P3"><text:span text:style-name="T1"/></text:p>
          <text:p text:style-name="P3"><text:span text:style-name="T1">RequestMapping</text:span></text:p>
          <text:p text:style-name="P3"><text:span text:style-name="T1"/></text:p>
          <text:p text:style-name="P3"><text:span text:style-name="T1">“</text:span><text:span text:style-name="T1">/api/books/...</text:span></text:p>
          <text:p text:style-name="P1"/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2cm" svg:y1="9.89cm" svg:x2="12.112cm" svg:y2="9.89cm">
          <text:p/>
        </draw:line>
        <draw:frame draw:style-name="gr12" draw:text-style-name="P5" draw:layer="layout" svg:width="9.207cm" svg:height="5.398cm" svg:x="11.16cm" svg:y="11.277cm">
          <draw:image xlink:href="Pictures/10000001000001D20000013DBC923486.png" xlink:type="simple" xlink:show="embed" xlink:actuate="onLoad" draw:mime-type="image/png">
            <text:p/>
          </draw:image>
        </draw:frame>
        <draw:frame draw:style-name="gr12" draw:text-style-name="P5" draw:layer="layout" svg:width="9.319cm" svg:height="9.416cm" svg:x="1.206cm" svg:y="11.269cm">
          <draw:image xlink:href="Pictures/1000000100000161000001F417955B5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24:56.457868319</meta:creation-date>
    <dc:date>2025-07-02T14:24:53.520932686</dc:date>
    <meta:editing-duration>P2DT9H14M57S</meta:editing-duration>
    <meta:editing-cycles>15</meta:editing-cycles>
    <meta:generator>LibreOffice/24.2.7.2$Linux_X86_64 LibreOffice_project/420$Build-2</meta:generator>
    <meta:print-date>2025-07-02T14:25:13.356212473</meta:print-date>
    <meta:printed-by>PDF files</meta:printed-by>
    <meta:document-statistic meta:object-count="17"/>
  </office:meta>
</office:document-meta>
</file>